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Consolas1"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office:font-face-decls>
  <office:automatic-styles>
    <style:style style:name="Table3" style:family="table">
      <style:table-properties style:width="7.5in" fo:margin-left="0in" fo:margin-top="0in" fo:margin-bottom="0in" table:align="left"/>
    </style:style>
    <style:style style:name="Table3.A" style:family="table-column">
      <style:table-column-properties style:column-width="3.75in"/>
    </style:style>
    <style:style style:name="Table3.1" style:family="table-row">
      <style:table-row-properties fo:keep-together="auto"/>
    </style:style>
    <style:style style:name="Table3.A1" style:family="table-cell">
      <style:table-cell-properties style:vertical-align="" fo:padding="0.0694in" fo:border="none"/>
    </style:style>
    <style:style style:name="Table1" style:family="table">
      <style:table-properties style:width="3.3854in" fo:margin-left="0in" fo:margin-top="0in" fo:margin-bottom="0in" table:align="left"/>
    </style:style>
    <style:style style:name="Table1.A" style:family="table-column">
      <style:table-column-properties style:column-width="0.5625in"/>
    </style:style>
    <style:style style:name="Table1.B" style:family="table-column">
      <style:table-column-properties style:column-width="0.6979in"/>
    </style:style>
    <style:style style:name="Table1.C" style:family="table-column">
      <style:table-column-properties style:column-width="0.9896in"/>
    </style:style>
    <style:style style:name="Table1.D" style:family="table-column">
      <style:table-column-properties style:column-width="1.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3.6111in" fo:margin-left="0in" fo:margin-top="0in" fo:margin-bottom="0in" table:align="left"/>
    </style:style>
    <style:style style:name="Table2.A" style:family="table-column">
      <style:table-column-properties style:column-width="1.2035in"/>
    </style:style>
    <style:style style:name="Table2.C" style:family="table-column">
      <style:table-column-properties style:column-width="1.20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25in" fo:keep-together="auto"/>
    </style:style>
    <style:style style:name="Table4" style:family="table">
      <style:table-properties style:width="7in" fo:margin-left="0.5694in" fo:margin-top="0in" fo:margin-bottom="0in" table:align="left"/>
    </style:style>
    <style:style style:name="Table4.A" style:family="table-column">
      <style:table-column-properties style:column-width="2.333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Calibri" fo:font-size="12pt" style:font-name-asian="Calibri1" style:font-size-asian="12pt" style:font-name-complex="Calibri1" style:font-size-complex="12pt"/>
    </style:style>
    <style:style style:name="P3" style:family="paragraph" style:parent-style-name="Standard">
      <style:text-properties style:font-name="Calibri" fo:font-size="12pt" style:font-name-asian="Calibri1" style:font-size-asian="12pt" style:font-name-complex="Calibri1" style:font-size-complex="12pt"/>
    </style:style>
    <style:style style:name="P4" style:family="paragraph" style:parent-style-name="Standard">
      <style:paragraph-properties fo:line-height="100%" fo:orphans="0" fo:widows="0"/>
      <style:text-properties style:font-name="Calibri" fo:font-size="10pt" fo:font-weight="bold" style:font-name-asian="Calibri1" style:font-size-asian="10pt" style:font-weight-asian="bold" style:font-name-complex="Calibri1" style:font-size-complex="10pt"/>
    </style:style>
    <style:style style:name="P5" style:family="paragraph" style:parent-style-name="Standard">
      <style:paragraph-properties fo:margin-left="0.5in" fo:margin-right="0in" fo:text-indent="0in" style:auto-text-indent="false"/>
      <style:text-properties style:font-name="Calibri" fo:font-size="12pt" style:font-name-asian="Calibri1" style:font-size-asian="12pt" style:font-name-complex="Calibri1" style:font-size-complex="12pt"/>
    </style:style>
    <style:style style:name="P6" style:family="paragraph" style:parent-style-name="Standard">
      <style:paragraph-properties fo:margin-left="0.5in" fo:margin-right="0in" fo:text-indent="0in" style:auto-text-indent="false"/>
      <style:text-properties style:font-name="Consolas" fo:font-weight="bold" style:font-name-asian="Consolas2" style:font-weight-asian="bold" style:font-name-complex="Consolas2"/>
    </style:style>
    <style:style style:name="P7" style:family="paragraph" style:parent-style-name="Standard">
      <style:paragraph-properties fo:margin-left="0.5in" fo:margin-right="0in" fo:text-indent="0in" style:auto-text-indent="false"/>
      <style:text-properties style:font-name="Consolas" fo:font-size="12pt" fo:font-weight="bold" style:font-name-asian="Consolas2" style:font-size-asian="12pt" style:font-weight-asian="bold" style:font-name-complex="Consolas2" style:font-size-complex="12pt"/>
    </style:style>
    <style:style style:name="P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2pt" style:font-name-asian="Calibri1" style:font-size-asian="12pt" style:font-name-complex="Calibri1" style:font-size-complex="12pt"/>
    </style:style>
    <style:style style:name="P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onsolas" fo:font-size="12pt" fo:font-weight="bold" style:font-name-asian="Consolas2" style:font-size-asian="12pt" style:font-weight-asian="bold" style:font-name-complex="Consolas2" style:font-size-complex="12pt"/>
    </style:style>
    <style:style style:name="P11"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onsolas" fo:font-size="12pt" fo:font-weight="bold" style:font-name-asian="Consolas2" style:font-size-asian="12pt" style:font-weight-asian="bold" style:font-name-complex="Consolas2" style:font-size-complex="12pt"/>
    </style:style>
    <style:style style:name="P12"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2pt" style:font-name-asian="Calibri1" style:font-size-asian="12pt" style:font-name-complex="Calibri1" style:font-size-complex="12pt"/>
    </style:style>
    <style:style style:name="P13" style:family="paragraph" style:parent-style-name="Standard">
      <style:paragraph-properties fo:margin-left="1in" fo:margin-right="0in" fo:text-indent="0in" style:auto-text-indent="false"/>
      <style:text-properties style:font-name="Calibri" fo:font-size="12pt" style:font-name-asian="Calibri1" style:font-size-asian="12pt" style:font-name-complex="Calibri1" style:font-size-complex="12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2pt" style:font-name-asian="Calibri1" style:font-size-asian="12pt" style:font-name-complex="Calibri1" style:font-size-complex="12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2pt" fo:font-weight="bold" style:font-name-asian="Calibri1" style:font-size-asian="12pt" style:font-weight-asian="bold" style:font-name-complex="Calibri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libri" fo:font-size="10pt" style:font-name-asian="Calibri1" style:font-size-asian="10pt" style:font-name-complex="Calibri1" style:font-size-complex="1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0pt" style:font-name-asian="Calibri1" style:font-size-asian="10pt" style:font-name-complex="Calibri1" style:font-size-complex="10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libri" fo:font-size="10pt" fo:font-weight="bold" style:font-name-asian="Calibri1" style:font-size-asian="10pt" style:font-weight-asian="bold" style:font-name-complex="Calibri1" style:font-size-complex="10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fo:font-size="12pt" fo:font-weight="bold" style:font-name-asian="Consolas2" style:font-size-asian="12pt" style:font-weight-asian="bold" style:font-name-complex="Consolas2" style:font-size-complex="12pt"/>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onsolas" fo:font-size="12pt" fo:font-weight="bold" style:font-name-asian="Consolas2" style:font-size-asian="12pt" style:font-weight-asian="bold" style:font-name-complex="Consolas2" style:font-size-complex="12pt"/>
    </style:style>
    <style:style style:name="P22" style:family="paragraph" style:parent-style-name="Standard">
      <style:paragraph-properties fo:margin-left="0in" fo:margin-right="0in" fo:text-indent="0in" style:auto-text-indent="false"/>
      <style:text-properties style:font-name="Consolas" fo:font-weight="bold" style:font-name-asian="Consolas2" style:font-weight-asian="bold" style:font-name-complex="Consolas2"/>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24"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style:font-name="Consolas" fo:font-size="12pt" fo:font-weight="bold" style:font-name-asian="Consolas2" style:font-size-asian="12pt" style:font-weight-asian="bold" style:font-name-complex="Consolas2" style:font-size-complex="12pt"/>
    </style:style>
    <style:style style:name="P25" style:family="paragraph" style:parent-style-name="Standard">
      <style:paragraph-properties fo:break-before="page"/>
      <style:text-properties style:font-name="Calibri" fo:font-size="12pt" style:font-name-asian="Calibri1" style:font-size-asian="12pt" style:font-name-complex="Calibri1" style:font-size-complex="12pt"/>
    </style:style>
    <style:style style:name="P26" style:family="paragraph" style:parent-style-name="Standard">
      <style:paragraph-properties fo:padding="0in" fo:border="none"/>
    </style:style>
    <style:style style:name="P27" style:family="paragraph" style:parent-style-name="Standard">
      <style:paragraph-properties fo:padding="0in" fo:border="none"/>
      <style:text-properties officeooo:rsid="001b24da" officeooo:paragraph-rsid="001b24da"/>
    </style:style>
    <style:style style:name="P28" style:family="paragraph" style:parent-style-name="Standard" style:master-page-name="First_20_Page">
      <style:paragraph-properties style:page-number="1" fo:padding="0in" fo:border="none"/>
    </style:style>
    <style:style style:name="P29" style:family="paragraph" style:parent-style-name="Standard">
      <style:paragraph-properties fo:margin-left="0.5in" fo:margin-right="0in" fo:text-indent="-0.25in" style:auto-text-indent="false"/>
    </style:style>
    <style:style style:name="P30" style:family="paragraph" style:parent-style-name="Standard" style:list-style-name="WWNum3">
      <style:paragraph-properties fo:margin-left="0.5in" fo:margin-right="0in" fo:text-indent="-0.25in" style:auto-text-indent="false"/>
    </style:style>
    <style:style style:name="P31" style:family="paragraph" style:parent-style-name="Standard" style:list-style-name="WWNum3">
      <style:paragraph-properties fo:margin-left="0.5in" fo:margin-right="0in" fo:text-indent="-0.25in" style:auto-text-indent="false"/>
      <style:text-properties style:font-name="Calibri" fo:font-size="12pt" style:font-name-asian="Calibri1" style:font-size-asian="12pt" style:font-name-complex="Calibri1" style:font-size-complex="12pt"/>
    </style:style>
    <style:style style:name="P32"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ext-properties officeooo:paragraph-rsid="0018cfc1"/>
    </style:style>
    <style:style style:name="P34" style:family="paragraph" style:parent-style-name="Standard" style:list-style-name="WWNum3">
      <style:paragraph-properties fo:margin-left="1in" fo:margin-right="0in" fo:text-indent="-0.25in" style:auto-text-indent="false"/>
    </style:style>
    <style:style style:name="P35" style:family="paragraph" style:parent-style-name="Standard" style:list-style-name="WWNum3">
      <style:paragraph-properties fo:margin-left="1in" fo:margin-right="0in" fo:text-indent="-0.25in" style:auto-text-indent="false"/>
      <style:text-properties style:font-name="Calibri" fo:font-size="12pt" style:font-name-asian="Calibri1" style:font-size-asian="12pt" style:font-name-complex="Calibri1" style:font-size-complex="12pt"/>
    </style:style>
    <style:style style:name="P36" style:family="paragraph" style:parent-style-name="Standard" style:list-style-name="WWNum1">
      <style:paragraph-properties fo:margin-left="1in" fo:margin-right="0in" fo:text-indent="-0.25in" style:auto-text-indent="false"/>
      <style:text-properties style:font-name="Calibri" fo:font-size="12pt" style:font-name-asian="Calibri1" style:font-size-asian="12pt" style:font-name-complex="Calibri1" style:font-size-complex="12pt"/>
    </style:style>
    <style:style style:name="P37" style:family="paragraph" style:parent-style-name="Standard" style:list-style-name="WWNum2">
      <style:paragraph-properties fo:margin-left="1in" fo:margin-right="0in" fo:text-indent="-0.25in" style:auto-text-indent="false"/>
    </style:style>
    <style:style style:name="P38" style:family="paragraph" style:parent-style-name="Standard" style:list-style-name="WWNum1">
      <style:paragraph-properties fo:margin-left="1in" fo:margin-right="0in" fo:text-indent="-0.25in" style:auto-text-indent="false"/>
    </style:style>
    <style:style style:name="P39" style:family="paragraph" style:parent-style-name="Standard" style:list-style-name="WWNum3">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40"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text-properties officeooo:paragraph-rsid="0018cfc1"/>
    </style:style>
    <style:style style:name="P42"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text-properties style:font-name="Calibri" fo:font-size="12pt" style:font-name-asian="Calibri1" style:font-size-asian="12pt" style:font-name-complex="Calibri1" style:font-size-complex="12pt"/>
    </style:style>
    <style:style style:name="P43"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text-properties style:font-name="Calibri" fo:font-size="12pt" officeooo:paragraph-rsid="0018cfc1" style:font-name-asian="Calibri1" style:font-size-asian="12pt" style:font-name-complex="Calibri1" style:font-size-complex="12pt"/>
    </style:style>
    <style:style style:name="P44" style:family="paragraph" style:parent-style-name="Standard">
      <style:paragraph-properties fo:margin-left="1in" fo:margin-right="0in" fo:margin-top="0in" fo:margin-bottom="0in" loext:contextual-spacing="false" fo:line-height="115%" fo:text-align="start" style:justify-single-word="false" fo:orphans="2" fo:widows="2" fo:text-indent="0in" style:auto-text-indent="false" fo:padding="0in" fo:border="none"/>
      <style:text-properties style:font-name="Calibri" fo:font-size="12pt" fo:font-weight="bold" style:font-name-asian="Calibri1" style:font-size-asian="12pt" style:font-weight-asian="bold" style:font-name-complex="Calibri1" style:font-size-complex="12pt"/>
    </style:style>
    <style:style style:name="P45"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Calibri" fo:font-size="12pt" fo:font-weight="bold" style:font-name-asian="Calibri1" style:font-size-asian="12pt" style:font-weight-asian="bold" style:font-name-complex="Calibri1" style:font-size-complex="12pt"/>
    </style:style>
    <style:style style:name="P46" style:family="paragraph" style:parent-style-name="Standard">
      <style:paragraph-properties fo:margin-left="1in" fo:margin-right="0in" fo:text-indent="0in" style:auto-text-indent="false"/>
      <style:text-properties style:font-name="Calibri" fo:font-size="12pt" style:font-name-asian="Calibri1" style:font-size-asian="12pt" style:font-name-complex="Calibri1" style:font-size-complex="12pt"/>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8" style:family="paragraph" style:parent-style-name="Standard">
      <style:paragraph-properties fo:margin-left="0in" fo:margin-right="0in" fo:text-indent="0in" style:auto-text-indent="false"/>
      <style:text-properties style:font-name="Calibri" fo:font-size="12pt" style:font-name-asian="Calibri1" style:font-size-asian="12pt" style:font-name-complex="Calibri1" style:font-size-complex="12pt"/>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2pt" officeooo:rsid="0017c2e1" style:font-name-asian="Calibri1" style:font-size-asian="12pt" style:font-name-complex="Calibri1" style:font-size-complex="12pt"/>
    </style:style>
    <style:style style:name="T5" style:family="text">
      <style:text-properties style:font-name="Calibri" fo:font-size="12pt" officeooo:rsid="0017e1e6" style:font-name-asian="Calibri1" style:font-size-asian="12pt" style:font-name-complex="Calibri1" style:font-size-complex="12pt"/>
    </style:style>
    <style:style style:name="T6" style:family="text">
      <style:text-properties style:font-name="Calibri" fo:font-size="12pt" officeooo:rsid="0019a140" style:font-name-asian="Calibri1" style:font-size-asian="12pt" style:font-name-complex="Calibri1" style:font-size-complex="12pt"/>
    </style:style>
    <style:style style:name="T7" style:family="text">
      <style:text-properties style:font-name="Calibri" fo:font-size="12pt" officeooo:rsid="001b24da" style:font-name-asian="Calibri1" style:font-size-asian="12pt" style:font-name-complex="Calibri1" style:font-size-complex="12pt"/>
    </style:style>
    <style:style style:name="T8" style:family="text">
      <style:text-properties style:font-name="Calibri" fo:font-size="12pt" officeooo:rsid="001b57ee" style:font-name-asian="Calibri1" style:font-size-asian="12pt" style:font-name-complex="Calibri1" style:font-size-complex="12pt"/>
    </style:style>
    <style:style style:name="T9"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0" style:family="text">
      <style:text-properties style:font-name="Calibri" fo:font-size="12pt" fo:font-style="italic" style:font-name-asian="Calibri1" style:font-size-asian="12pt" style:font-style-asian="italic" style:font-name-complex="Calibri1" style:font-size-complex="12pt"/>
    </style:style>
    <style:style style:name="T11" style:family="text">
      <style:text-properties style:font-name="Calibri" fo:font-size="12pt" fo:font-weight="bold" style:font-name-asian="Calibri1" style:font-size-asian="12pt" style:font-weight-asian="bold" style:font-name-complex="Calibri1" style:font-size-complex="12pt"/>
    </style:style>
    <style:style style:name="T12" style:family="text">
      <style:text-properties style:font-name="Calibri" fo:font-size="12pt" fo:font-weight="bold" style:font-name-asian="Calibri1" style:font-size-asian="12pt" style:font-weight-asian="bold" style:font-name-complex="Calibri1" style:font-size-complex="12pt" style:font-weight-complex="bold"/>
    </style:style>
    <style:style style:name="T13" style:family="text">
      <style:text-properties style:font-name="Calibri" fo:font-size="12pt" fo:font-weight="bold" officeooo:rsid="0019a140" style:font-name-asian="Calibri1" style:font-size-asian="12pt" style:font-weight-asian="bold" style:font-name-complex="Calibri1" style:font-size-complex="12pt" style:font-weight-complex="bold"/>
    </style:style>
    <style:style style:name="T14"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5" style:family="text">
      <style:text-properties style:font-name="Consolas" fo:font-size="12pt" fo:font-weight="bold" style:font-name-asian="Consolas2" style:font-size-asian="12pt" style:font-weight-asian="bold" style:font-name-complex="Consolas2" style:font-size-complex="12pt"/>
    </style:style>
    <style:style style:name="T16" style:family="text">
      <style:text-properties style:font-name="Consolas" fo:font-size="12pt" fo:font-weight="bold" officeooo:rsid="0018cfc1" style:font-name-asian="Consolas2" style:font-size-asian="12pt" style:font-weight-asian="bold" style:font-name-complex="Consolas2" style:font-size-complex="12pt"/>
    </style:style>
    <style:style style:name="T17" style:family="text">
      <style:text-properties style:font-name="Consolas" fo:font-size="12pt" style:font-name-asian="Consolas2" style:font-size-asian="12pt" style:font-name-complex="Consolas2" style:font-size-complex="12pt"/>
    </style:style>
    <style:style style:name="T18" style:family="text">
      <style:text-properties style:font-name="Consolas" fo:font-weight="bold" officeooo:rsid="0018cfc1" style:font-name-asian="Consolas2" style:font-weight-asian="bold" style:font-name-complex="Consolas2" style:font-weight-complex="bold"/>
    </style:style>
    <style:style style:name="T19" style:family="text">
      <style:text-properties style:text-position="sub 58%" style:font-name="Consolas" fo:font-size="12pt" fo:font-weight="bold" style:font-name-asian="Consolas2" style:font-size-asian="12pt" style:font-weight-asian="bold" style:font-name-complex="Consolas2" style:font-size-complex="12pt"/>
    </style:style>
    <style:style style:name="T20" style:family="text">
      <style:text-properties style:text-position="sub 58%" style:font-name="Calibri" fo:font-size="12pt" fo:font-weight="bold" style:font-name-asian="Calibri1" style:font-size-asian="12pt" style:font-weight-asian="bold" style:font-name-complex="Calibri1" style:font-size-complex="12pt"/>
    </style:style>
    <style:style style:name="T21" style:family="text">
      <style:text-properties style:text-position="sub 58%" style:font-name="Calibri" fo:font-size="12pt" style:font-name-asian="Calibri1" style:font-size-asian="12pt" style:font-name-complex="Calibri1" style:font-size-complex="12pt"/>
    </style:style>
    <style:style style:name="T22"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23" style:family="text">
      <style:text-properties fo:color="#1155cc"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text-position="super 58%" fo:font-weight="bold" style:font-weight-asian="bold"/>
    </style:style>
    <style:style style:name="T27" style:family="text">
      <style:text-properties style:font-name="Consolas1" fo:font-size="12pt" fo:font-weight="bold" style:font-name-asian="Consolas2" style:font-size-asian="12pt" style:font-weight-asian="bold" style:font-name-complex="Consolas2" style:font-size-complex="12pt"/>
    </style:style>
    <style:style style:name="T28" style:family="text">
      <style:text-properties style:font-name="Bitstream Vera Sans Mono" fo:font-weight="bold" style:font-weight-asian="bold" style:font-weight-complex="bold"/>
    </style:style>
    <style:style style:name="T29" style:family="text">
      <style:text-properties style:font-name="Bitstream Vera Sans Mono" fo:font-size="12pt" fo:font-weight="bold" officeooo:rsid="0019a140" style:font-name-asian="Calibri1" style:font-size-asian="12pt" style:font-weight-asian="bold" style:font-name-complex="Calibri1" style:font-size-complex="12pt" style:font-weight-complex="bold"/>
    </style:style>
    <style:style style:name="T30" style:family="text">
      <style:text-properties officeooo:rsid="001b57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Show all work to get credit and partial credit. <text:s/>Some answers are better (full credit) than other answers (partial credit). <text:s/>Type up your answers in your favorite word processing </text:span><text:span text:style-name="T4">tool </text:span><text:span text:style-name="T3">(Word, LibreOffice, Latex) but make sure to convert to a PDF file before submitting. </text:span><text:span text:style-name="T4">It is probably easiest to just use this LibreOffice document. </text:span><text:span text:style-name="T3"><text:s/>Create a directory in your course github repository named </text:span><text:span text:style-name="T15">FinalExam</text:span><text:span text:style-name="T17"> </text:span><text:span text:style-name="T3">(spelled exactly like that) and put your PDF file in there named </text:span><text:span text:style-name="T9">your_username</text:span><text:span text:style-name="T11">.pdf</text:span><text:span text:style-name="T3"> (for example </text:span><text:span text:style-name="T11">ehar.pdf</text:span><text:span text:style-name="T3">) <text:s/>Unless otherwise stated in a question put all code inline in your exam document. Make sure to restate the question and that your answers are clearly numbered. <text:s/></text:span><text:span text:style-name="T7">Some non-code questions it might be easier for you to write up a solution on paper. Feel free to take a picture of the paper and insert the image.</text:span></text:p>
      <text:p text:style-name="P1"><text:span text:style-name="T3"/></text:p>
      <text:p text:style-name="P27"><text:span text:style-name="T3">By submitting this exam you are affirming that you have received no outside help on this exam. You may of course use your notes, class videos, and code, man pages, and other resources mentioned in the questions. </text:span></text:p>
      <text:p text:style-name="P2"/>
      <text:list xml:id="list275836752" text:style-name="WWNum3">
        <text:list-item>
          <text:p text:style-name="P30"><text:span text:style-name="T3">[4] Consider the 32-bit integer </text:span><text:span text:style-name="T15">0x12345678</text:span><text:span text:style-name="T3">. On a </text:span><text:span text:style-name="T10">little-endian</text:span><text:span text:style-name="T3"> architecture byte 0 in the integer is <text:line-break/><text:line-break/>_________ and byte 3 is __________ (express answers in hex). <text:s/></text:span><text:span text:style-name="T7">Hint: </text:span><text:span text:style-name="T3">We never covered the terms big and little endian in class, but it is in your ARM Assembly textbook reading. Explain your answer by explaining big-endian and little-endian.</text:span></text:p>
        </text:list-item>
      </text:list>
      <text:p text:style-name="P5"><text:s text:c="2"/></text:p>
      <text:list xml:id="list212757355754795" text:continue-numbering="true" text:style-name="WWNum3">
        <text:list-item>
          <text:p text:style-name="P30"><text:span text:style-name="T3">[4] Declare a variable </text:span><text:span text:style-name="T15">ptr</text:span><text:span text:style-name="T3"> as a pointer to a long. Initialize </text:span><text:span text:style-name="T15">ptr </text:span><text:span text:style-name="T3">so it points to </text:span><text:span text:style-name="T10">dynamic memory</text:span><text:span text:style-name="T3"> and initialize the value in memory to 6.<text:line-break/></text:span></text:p>
        </text:list-item>
        <text:list-item>
          <text:p text:style-name="P30"><text:span text:style-name="T3">[4] Declare a variable </text:span><text:span text:style-name="T15">ptr</text:span><text:span text:style-name="T3"> as a pointer to a long. Initialize </text:span><text:span text:style-name="T15">ptr </text:span><text:span text:style-name="T3">so it points to </text:span><text:span text:style-name="T10">stack memory</text:span><text:span text:style-name="T3"> and initialize the value in memory to 6.<text:line-break/></text:span></text:p>
        </text:list-item>
        <text:list-item>
          <text:p text:style-name="P30"><text:span text:style-name="T3">[4] Express </text:span><text:span text:style-name="T12">3.14159</text:span><text:span text:style-name="T3"> in IEEE 754 single-precision floating-point format in hexadecimal. </text:span><text:span text:style-name="T14">Show all work</text:span><text:span text:style-name="T3"> on how you derived the number.<text:line-break/></text:span></text:p>
        </text:list-item>
        <text:list-item>
          <text:p text:style-name="P31">[4] In a Virtual Memory system the ____________________ is a small fully-associative _____________<text:line-break/><text:line-break/>for <text:s/>the ______________________. <text:line-break/></text:p>
        </text:list-item>
        <text:list-item>
          <text:p text:style-name="P30"><text:span text:style-name="T3">Assume we have a 32KiB direct mapped instruction cache with 32-bit addresses, </text:span><text:span text:style-name="T15">b</text:span><text:span text:style-name="T19">31</text:span><text:span text:style-name="T15">b</text:span><text:span text:style-name="T19">32</text:span><text:span text:style-name="T15">...b</text:span><text:span text:style-name="T19">3</text:span><text:span text:style-name="T15">b</text:span><text:span text:style-name="T19">2</text:span><text:span text:style-name="T15">b</text:span><text:span text:style-name="T19">1</text:span><text:span text:style-name="T15">b</text:span><text:span text:style-name="T19">0 </text:span><text:span text:style-name="T3"><text:s/>and 32-bit words (instructions). Assume there are 2048 blocks (rows, lines) and the cache is word addressable (not byte addressable). <text:s text:c="2"/>The 32KiB is for instructions and does not include extra memory for tag and valid bits.<text:line-break/></text:span></text:p>
          <text:list>
            <text:list-item>
              <text:p text:style-name="P34"><text:span text:style-name="T3">[2] True/False. In this cache design bits </text:span><text:span text:style-name="T11">b</text:span><text:span text:style-name="T20">1</text:span><text:span text:style-name="T21"> </text:span><text:span text:style-name="T3">and </text:span><text:span text:style-name="T11">b</text:span><text:span text:style-name="T20">0</text:span><text:span text:style-name="T3"> are always zero. ___________. Explain.<text:line-break/></text:span></text:p>
            </text:list-item>
            <text:list-item>
              <text:p text:style-name="P35">[2] Which bits in the address contain the block index? <text:s/>__________________<text:line-break/></text:p>
            </text:list-item>
            <text:list-item>
              <text:p text:style-name="P35">[2] How many instructions are stored in each block? __________________<text:line-break/></text:p>
            </text:list-item>
            <text:list-item>
              <text:p text:style-name="P35">[2] Which bits in the address contain the tag? _____________________<text:line-break/><text:soft-page-break/></text:p>
            </text:list-item>
            <text:list-item>
              <text:p text:style-name="P35">[2] Which bits in the address contain the block offset? _____________________ <text:line-break/></text:p>
            </text:list-item>
          </text:list>
        </text:list-item>
        <text:list-item>
          <text:p text:style-name="P32"><text:span text:style-name="T3">[5] Assuming we are representing a float in IEEE 32-bit format what decimal number does </text:span><text:span text:style-name="T11">0xBF400000</text:span><text:span text:style-name="T3"> represent? (Show all work)</text:span></text:p>
        </text:list-item>
      </text:list>
      <text:p text:style-name="P8"/>
      <text:list xml:id="list212759405356029" text:continue-numbering="true" text:style-name="WWNum3">
        <text:list-item>
          <text:p text:style-name="P32"><text:span text:style-name="T3">[10] In class we wrote a </text:span><text:span text:style-name="T4">program</text:span><text:span text:style-name="T3"> </text:span><text:span text:style-name="T15">dec2bin.c</text:span><text:span text:style-name="T3"> (decimal to binary) that printed the IEEE 754 floating-point hexadecimal representation of a floating-point number. You should have used this program to check your </text:span><text:span text:style-name="T7">previous </text:span><text:span text:style-name="T3">answer for converting </text:span><text:span text:style-name="T11">3.14159</text:span><text:span text:style-name="T3"> to hex. <text:s/>For this question write a program </text:span><text:span text:style-name="T15">bin2dec.c</text:span><text:span text:style-name="T3"> that does the opposite. <text:s/>It reads a hexadecimal number as a command line argument and prints it as a floating-point number. This program is very short, much like </text:span><text:span text:style-name="T15">dec2bin.c</text:span><text:span text:style-name="T3">. However it is slightly more tricky than </text:span><text:span text:style-name="T15">dec2bin.c</text:span><text:span text:style-name="T3">. Here is a hint, look at the man pages for the functions </text:span><text:span text:style-name="T15">strtol </text:span><text:span text:style-name="T3">and </text:span><text:span text:style-name="T15">strtoll</text:span><text:span text:style-name="T3">. <text:s/>Also, as I implemented this I also had to be reminded that </text:span><text:span text:style-name="T22">https://stackoverflow.com/questions/28097564/why-does-printf-promote-a-float-to-a-double</text:span><text:span text:style-name="T3"> . </text:span><text:span text:style-name="T7">Here are a couple of example executions of bin2dec.</text:span></text:p>
        </text:list-item>
      </text:list>
      <text:p text:style-name="P8"/>
      <text:p text:style-name="P11">./bin2dec 402df851</text:p>
      <text:p text:style-name="P11">2.718281</text:p>
      <text:p text:style-name="P11"/>
      <text:p text:style-name="P11">./bin2dec 3f800000</text:p>
      <text:p text:style-name="P11">1.000000</text:p>
      <text:p text:style-name="P14"/>
      <text:p text:style-name="P23"><text:span text:style-name="T3">Turn in a file named </text:span><text:span text:style-name="T15">bin2dec.c</text:span><text:span text:style-name="T3"> in your </text:span><text:span text:style-name="T15">FinalExam</text:span><text:span text:style-name="T3"> directory.</text:span><text:span text:style-name="T11"> </text:span><text:span text:style-name="T3">Add comments judiciously to clearly </text:span></text:p>
      <text:p text:style-name="P23"><text:span text:style-name="T3">explain how the program works.</text:span><text:span text:style-name="T11"> </text:span></text:p>
      <text:p text:style-name="P15"/>
      <text:list xml:id="list212758359351865" text:continue-numbering="true" text:style-name="WWNum3">
        <text:list-item>
          <text:p text:style-name="P32"><text:span text:style-name="T3">[10] Other than making your programs run faster, the effect of caches are largely hidden from programmers. Before this class you may not have even been aware of what a CPU cache is. <text:s/>Another reason why it is important that, as a programmer, to understand some basic computer hardware <text:s/></text:span><text:span text:style-name="T5">such as caches </text:span><text:span text:style-name="T3">is </text:span><text:span text:style-name="T5">to </text:span><text:span text:style-name="T7">help </text:span><text:span text:style-name="T5">understand some </text:span><text:span text:style-name="T3">cybersecurity </text:span><text:span text:style-name="T5">related attacks</text:span><text:span text:style-name="T3">. </text:span><text:a xlink:type="simple" xlink:href="https://meltdownattack.com/" text:style-name="ListLabel_20_28" text:visited-style-name="ListLabel_20_28"><text:span text:style-name="T22">Spectre and Meltdown</text:span></text:a><text:span text:style-name="T3"> are software attacks that exploit caches by tricking the CPU into executing instructions and loading private data into a cache and then figuring out what that private data is </text:span><text:span text:style-name="T7">(for example, a password or credit card number)</text:span><text:span text:style-name="T3">. Watch the two brief videos below (maybe a few times) and write a short </text:span><text:span text:style-name="T5">half page </text:span><text:span text:style-name="T3"><text:s/>summary </text:span><text:span text:style-name="T7">of the</text:span><text:span text:style-name="T3"> Spectre and Meltdown </text:span><text:span text:style-name="T7">vulnerabilities</text:span><text:span text:style-name="T3">. Explain the difference between the two attacks and highlight terminology that you learned this semester. <text:s/>I have watched dozens of videos on Spectre and Meltdown and these two videos are good short descriptions of the attacks. <text:s/>The speaker is </text:span><text:span text:style-name="T5">a </text:span><text:span text:style-name="T3">non-native English </text:span><text:span text:style-name="T5">speaker </text:span><text:span text:style-name="T3">so please excuse any minor grammar issues.</text:span></text:p>
          <text:list>
            <text:list-item>
              <text:p text:style-name="P39"><text:a xlink:type="simple" xlink:href="https://www.youtube.com/watch?v=JSqDqNysycQ" text:style-name="ListLabel_20_29" text:visited-style-name="ListLabel_20_29"><text:span text:style-name="T23">https://www.youtube.com/watch?v=JSqDqNysycQ</text:span></text:a> </text:p>
            </text:list-item>
            <text:list-item>
              <text:p text:style-name="P39"><text:a xlink:type="simple" xlink:href="https://www.youtube.com/watch?v=q3-xCvzBjGs" text:style-name="ListLabel_20_29" text:visited-style-name="ListLabel_20_29"><text:span text:style-name="T23">https://www.youtube.com/watch?v=q3-xCvzBjGs</text:span></text:a></text:p>
            </text:list-item>
          </text:list>
        </text:list-item>
      </text:list>
      <text:p text:style-name="P45"/>
      <text:p text:style-name="P44"/>
      <text:p text:style-name="P44"/>
      <text:p text:style-name="P44"/>
      <text:list xml:id="list212759382366033" text:continue-numbering="true" text:style-name="WWNum3">
        <text:list-item>
          <text:p text:style-name="P30"><text:soft-page-break/>We wrote an iterative version for computing <text:span text:style-name="T24">x</text:span><text:span text:style-name="T26">y</text:span> as a C program (<text:span text:style-name="T28">fasterxtoy.c</text:span>) below. </text:p>
        </text:list-item>
      </text:list>
      <text:p text:style-name="Standard"/>
      <text:p text:style-name="P6">int xtoy(int x, int y) {</text:p>
      <text:p text:style-name="P6"><text:s text:c="4"/>int currsqr = x, rv = 1;</text:p>
      <text:p text:style-name="P22"/>
      <text:p text:style-name="P6"><text:s text:c="4"/>while (y &gt; 0) {</text:p>
      <text:p text:style-name="P6"><text:s text:c="8"/>if (y &amp; 1)</text:p>
      <text:p text:style-name="P6"><text:s text:c="12"/>rv *= currsqr;</text:p>
      <text:p text:style-name="P6"><text:s text:c="8"/>currsqr *= currsqr;</text:p>
      <text:p text:style-name="P6"><text:s text:c="8"/>y &gt;&gt;= 1;</text:p>
      <text:p text:style-name="P6"><text:s text:c="4"/>}</text:p>
      <text:p text:style-name="P6"><text:s text:c="4"/>return rv;</text:p>
      <text:p text:style-name="P6">}</text:p>
      <text:p text:style-name="Standard"/>
      <text:p text:style-name="Standard">Here is the object dump of the <text:span text:style-name="T24">xtoy</text:span> function after I translated it to assembly and has been linked against a main program.</text:p>
      <text:p text:style-name="P15"/>
      <text:p text:style-name="P21"><text:s text:c="3"/>104a8: <text:s text:c="6"/>e1a02000 <text:s text:c="7"/>mov <text:s text:c="4"/>r2, r0</text:p>
      <text:p text:style-name="P21"><text:s text:c="3"/>104ac: <text:s text:c="6"/>e3a03001 <text:s text:c="7"/>mov <text:s text:c="4"/>r3, #1</text:p>
      <text:p text:style-name="P21"><text:s text:c="3"/>104b0: <text:s text:c="6"/>e52d4004 <text:s text:c="7"/>push <text:s text:c="3"/>{r4} <text:s text:c="4"/>; (str r4, [sp, #-4]!)</text:p>
      <text:p text:style-name="P21"><text:s text:c="3"/>104b4: <text:s text:c="6"/>e3510000 <text:s text:c="7"/>cmp <text:s text:c="4"/>r1, #0</text:p>
      <text:p text:style-name="P21"><text:s text:c="3"/>104b8: <text:s text:c="6"/>da000006 <text:s text:c="7"/>ble <text:s text:c="4"/>104d8 &lt;endwhile&gt;</text:p>
      <text:p text:style-name="P21"><text:s text:c="3"/>104bc: <text:s text:c="6"/>e2014001 <text:s text:c="7"/>and <text:s text:c="4"/>r4, r1, #1</text:p>
      <text:p text:style-name="P21"><text:s text:c="3"/>104c0: <text:s text:c="6"/>e3540000 <text:s text:c="7"/>cmp <text:s text:c="4"/>r4, #0</text:p>
      <text:p text:style-name="P21"><text:s text:c="3"/>104c4: <text:s text:c="6"/>0a000000 <text:s text:c="7"/>beq <text:s text:c="4"/>104cc &lt;endif&gt;</text:p>
      <text:p text:style-name="P21"><text:s text:c="3"/>104c8: <text:s text:c="6"/>e0030293 <text:s text:c="7"/>mul <text:s text:c="4"/>r3, r3, r2</text:p>
      <text:p text:style-name="P21"><text:s text:c="3"/>104cc: <text:s text:c="6"/>e0020292 <text:s text:c="7"/>mul <text:s text:c="4"/>r2, r2, r2</text:p>
      <text:p text:style-name="P21"><text:s text:c="3"/>104d0: <text:s text:c="6"/>e1a010a1 <text:s text:c="7"/>lsr <text:s text:c="4"/>r1, r1, #1</text:p>
      <text:p text:style-name="P21"><text:s text:c="3"/>104d4: <text:s text:c="6"/>eafffff6 <text:s text:c="7"/>b <text:s text:c="6"/>104b4 &lt;while&gt;</text:p>
      <text:p text:style-name="P21"><text:s text:c="3"/>104d8: <text:s text:c="6"/>e1a00003 <text:s text:c="7"/>mov <text:s text:c="4"/>r0, r3</text:p>
      <text:p text:style-name="P21"><text:s text:c="3"/>104dc: <text:s text:c="6"/>e49d4004 <text:s text:c="7"/>pop <text:s text:c="4"/>{r4} <text:s text:c="4"/>; (ldr r4, [sp], #4)</text:p>
      <text:p text:style-name="P21"><text:s text:c="3"/>104e0: <text:s text:c="6"/>e12fff1e <text:s text:c="7"/>bx <text:s text:c="5"/>lr</text:p>
      <text:p text:style-name="P15"/>
      <text:list xml:id="list1420695542" text:style-name="WWNum2">
        <text:list-item>
          <text:p text:style-name="P42">[2] What instruction addresses contain the loop?</text:p>
        </text:list-item>
      </text:list>
      <text:p text:style-name="P12"/>
      <text:list xml:id="list212759264325155" text:continue-numbering="true" text:style-name="WWNum2">
        <text:list-item>
          <text:p text:style-name="P41"><text:span text:style-name="T3">[4] When computing </text:span><text:span text:style-name="T27">xtoy</text:span><text:span text:style-name="T15">(2,5)</text:span><text:span text:style-name="T3"> how many times is the </text:span><text:span text:style-name="T15">cmp</text:span><text:span text:style-name="T17"> </text:span><text:span text:style-name="T3">instruction in the loop condition executed?</text:span></text:p>
        </text:list-item>
      </text:list>
      <text:p text:style-name="P12"/>
      <text:list xml:id="list212757751879109" text:continue-numbering="true" text:style-name="WWNum2">
        <text:list-item>
          <text:p text:style-name="P37"><text:span text:style-name="T3">[4] When computing </text:span><text:span text:style-name="T15">xtoy(2,n)</text:span><text:span text:style-name="T3"> how many times is the </text:span><text:span text:style-name="T15">cmp </text:span><text:span text:style-name="T3">instruction in the loop condition executed? Write an expression in terms of </text:span><text:span text:style-name="T11">n</text:span><text:span text:style-name="T3">.</text:span></text:p>
        </text:list-item>
      </text:list>
      <text:p text:style-name="P13"/>
      <text:p text:style-name="P13"/>
      <text:p text:style-name="P13"/>
      <text:list xml:id="list212758369089076" text:continue-numbering="true" text:style-name="WWNum2">
        <text:list-item>
          <text:p text:style-name="P43"><text:soft-page-break/>[2] The <text:span text:style-name="T18">push</text:span> instruction is really shorthand for the instruction <text:line-break/></text:p>
        </text:list-item>
      </text:list>
      <text:p text:style-name="P24">str r4, [sp, #-4]!</text:p>
      <text:p text:style-name="P24"/>
      <text:p text:style-name="P19"><text:span text:style-name="T3"><text:tab/><text:tab/>Explain what the syntax </text:span><text:span text:style-name="T11">[sp, #-4]!</text:span><text:span text:style-name="T3"> means. Hint: see ARM Programmer’s guide.</text:span></text:p>
      <text:p text:style-name="P12"/>
      <text:list xml:id="list212759370175067" text:continue-numbering="true" text:style-name="WWNum2">
        <text:list-item>
          <text:p text:style-name="P40"><text:span text:style-name="T3">[5] Assume we have a direct mapped cache with four blocks that can hold only one instruction per block. If we were computing </text:span><text:span text:style-name="T15">xtoy(2,5)</text:span><text:span text:style-name="T3"> what would the hit ratio of the cache be? <text:s/>Explain why the performance is so good or bad or mediocre.</text:span></text:p>
        </text:list-item>
      </text:list>
      <text:p text:style-name="P12"/>
      <text:list xml:id="list212758893100838" text:continue-numbering="true" text:style-name="WWNum2">
        <text:list-item>
          <text:p text:style-name="P40"><text:span text:style-name="T3">[10] Assume we have a direct mapped cache with </text:span><text:span text:style-name="T14">four blocks and two instructions per block</text:span><text:span text:style-name="T3">. If we were computing </text:span><text:span text:style-name="T15">xtoy(2, 5)</text:span><text:span text:style-name="T3"> what would the hit ratio of the cache be? <text:s/>Explain answer by determining if each instruction access is a hit or miss and list the block index for each address and the word offset.</text:span></text:p>
        </text:list-item>
      </text:list>
      <text:p text:style-name="P12"/>
      <text:list xml:id="list212758762212983" text:continue-numbering="true" text:style-name="WWNum2">
        <text:list-item>
          <text:p text:style-name="P40"><text:span text:style-name="T3">[5] Assume we were computing </text:span><text:span text:style-name="T15">xtoy(2,5)</text:span><text:span text:style-name="T3"> on a real ARM processor with 256 Sets, four blocks per set, and 8 instructions per block. What would the cache hit ratio be? </text:span></text:p>
        </text:list-item>
      </text:list>
      <text:p text:style-name="P14"/>
      <text:list xml:id="list212759262269865" text:continue-list="list212759382366033" text:style-name="WWNum3">
        <text:list-item>
          <text:p text:style-name="P33"><text:span text:style-name="T3">[5] Write a C function </text:span><text:span text:style-name="T15">clear</text:span><text:span text:style-name="T11"> </text:span><text:span text:style-name="T3">that takes two parameters </text:span><text:span text:style-name="T15">vec</text:span><text:span text:style-name="T3"> and </text:span><text:span text:style-name="T11">n. <text:s/></text:span><text:span text:style-name="T15">vec</text:span><text:span text:style-name="T3"> is an array of integers and </text:span><text:span text:style-name="T15">n</text:span><text:span text:style-name="T3"> is the number of integers in the array. The function </text:span><text:span text:style-name="T15">clear</text:span><text:span text:style-name="T3"> should initialize the array to all zeros. Do not call the C function </text:span><text:span text:style-name="T16">memset</text:span><text:span text:style-name="T3"> or </text:span><text:span text:style-name="T16">memcpy</text:span><text:span text:style-name="T3">. </text:span></text:p>
        </text:list-item>
      </text:list>
      <text:p text:style-name="P12"/>
      <text:p text:style-name="P11">extern void clear(int vec[], int n); <text:line-break/></text:p>
      <text:list xml:id="list212759285395539" text:continue-numbering="true" text:style-name="WWNum3">
        <text:list-item>
          <text:p text:style-name="P30"><text:span text:style-name="T3">[10] Write the function </text:span><text:span text:style-name="T15">clear</text:span><text:span text:style-name="T11"> </text:span><text:span text:style-name="T3">from the previous problem as an ARM assembly language function. </text:span><text:span text:style-name="T6">Put the code in a file named </text:span><text:span text:style-name="T29">clear.s</text:span><text:span text:style-name="T6">.</text:span><text:span text:style-name="T3"><text:line-break/></text:span></text:p>
        </text:list-item>
        <text:list-item>
          <text:p text:style-name="P30"><text:span text:style-name="T3">[5] Explain why or why not the instruction addresses in function </text:span><text:span text:style-name="T15">clear</text:span><text:span text:style-name="T3"> exhibit </text:span><text:span text:style-name="T14">temporal</text:span><text:span text:style-name="T3"> locality.<text:line-break/></text:span></text:p>
        </text:list-item>
        <text:list-item>
          <text:p text:style-name="P30"><text:span text:style-name="T3">[5] Explain why or why not the instruction addresses in function </text:span><text:span text:style-name="T15">clear</text:span><text:span text:style-name="T3"> exhibit </text:span><text:span text:style-name="T14">spatial</text:span><text:span text:style-name="T3"> locality.<text:line-break/></text:span></text:p>
        </text:list-item>
        <text:list-item>
          <text:p text:style-name="P30"><text:span text:style-name="T3">[5] Explain why or why not the data addresses in function </text:span><text:span text:style-name="T15">clear</text:span><text:span text:style-name="T3"> exhibit </text:span><text:span text:style-name="T14">temporal</text:span><text:span text:style-name="T3"> locality.<text:line-break/></text:span></text:p>
        </text:list-item>
        <text:list-item>
          <text:p text:style-name="P30"><text:span text:style-name="T3">[5] Explain why or why not the data addresses in function </text:span><text:span text:style-name="T15">clear</text:span><text:span text:style-name="T3"> exhibit </text:span><text:span text:style-name="T14">spatial</text:span><text:span text:style-name="T3"> locality.<text:line-break/></text:span></text:p>
        </text:list-item>
      </text:list>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list xml:id="list212758171318897" text:continue-numbering="true" text:style-name="WWNum3">
        <text:list-item>
          <text:p text:style-name="P30"><text:soft-page-break/><text:span text:style-name="T3">Answer questions about the following C structure declaration. Put all answers in a file named </text:span><text:span text:style-name="T12">color.c</text:span><text:span text:style-name="T3"> in your </text:span><text:span text:style-name="T15">FinalExam</text:span><text:span text:style-name="T17"> </text:span><text:span text:style-name="T3">directory.</text:span></text:p>
        </text:list-item>
      </text:list>
      <text:p text:style-name="P5"/>
      <text:p text:style-name="P7">typedef struct {</text:p>
      <text:p text:style-name="P7"><text:tab/>char red;</text:p>
      <text:p text:style-name="P7"><text:tab/>char green;</text:p>
      <text:p text:style-name="P7"><text:tab/>char blue;</text:p>
      <text:p text:style-name="P7">} Color;</text:p>
      <text:p text:style-name="P3"/>
      <text:list xml:id="list3746242470" text:style-name="WWNum1">
        <text:list-item>
          <text:p text:style-name="P38"><text:span text:style-name="T3">[2] </text:span><text:span text:style-name="T8">IN the main program, d</text:span><text:span text:style-name="T3">eclare a variable named </text:span><text:span text:style-name="T15">red</text:span><text:span text:style-name="T3"> that is a pointer to a </text:span><text:span text:style-name="T15">Color </text:span><text:span text:style-name="T3">and initialize it to the value red = 255, green = 0, blue = 0 from memory that is dynamically allocated.<text:line-break/></text:span></text:p>
        </text:list-item>
        <text:list-item>
          <text:p text:style-name="P38"><text:span text:style-name="T3">[2] </text:span><text:span text:style-name="T8">IN the main program, d</text:span><text:span text:style-name="T14">eclare</text:span><text:span text:style-name="T3"> an array named </text:span><text:span text:style-name="T15">colors</text:span><text:span text:style-name="T3"> with 100 items, where each item is a pointer to </text:span><text:span text:style-name="T15">Color</text:span><text:span text:style-name="T3">. <text:s/>Just declare the array, don’t give it any values.<text:line-break/></text:span></text:p>
        </text:list-item>
        <text:list-item>
          <text:p text:style-name="P36">[<text:span text:style-name="T30">10</text:span>] <text:span text:style-name="T30">In the main program, i</text:span>nitialize the array so that it contains 100 random colors, where each color component is a random value between 0 and 255 (inclusive).</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212758412392531" text:continue-list="list212758171318897" text:style-name="WWNum3">
        <text:list-item>
          <text:p text:style-name="P32"><text:soft-page-break/><text:span text:style-name="T3">[10] Assume we have a virtual memory system with a 4KiB page size, a four entry fully-associative TLB, and a page table for some program </text:span><text:span text:style-name="T11">P</text:span><text:span text:style-name="T3">. The current state of the TLB and page table are shown below. Assume we are using the age of a TLB entry to kick out the oldest valid page (</text:span><text:span text:style-name="T10">Least Recently Used</text:span><text:span text:style-name="T3">, LRU). For example, in the TLB below an age of 4 means it is the oldest entry. If it gets referenced again then its age gets reset to 1 and all of the other ages are incremented.</text:span><text:span text:style-name="T11"> All numbers in the tables are in hex. </text:span><text:span text:style-name="T3"><text:s/></text:span></text:p>
        </text:list-item>
      </text:list>
      <text:p text:style-name="P17"/>
      <table:table table:name="Table3" table:style-name="Table3">
        <table:table-column table:style-name="Table3.A" table:number-columns-repeated="2"/>
        <table:table-row table:style-name="Table3.1">
          <table:table-cell table:style-name="Table3.A1" office:value-type="string">
            <text:p text:style-name="P18">TLB</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Valid</text:p>
                </table:table-cell>
                <table:table-cell table:style-name="Table1.A1" office:value-type="string">
                  <text:p text:style-name="P4">Tag</text:p>
                </table:table-cell>
                <table:table-cell table:style-name="Table1.A1" office:value-type="string">
                  <text:p text:style-name="P4">Physical Page</text:p>
                </table:table-cell>
                <table:table-cell table:style-name="Table1.A1" office:value-type="string">
                  <text:p text:style-name="P4">Age</text:p>
                </table:table-cell>
              </table:table-row>
              <table:table-row table:style-name="Table1.1">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10</text:p>
                </table:table-cell>
                <table:table-cell table:style-name="Table1.A1" office:value-type="string">
                  <text:p text:style-name="P4">2</text:p>
                </table:table-cell>
              </table:table-row>
              <table:table-row table:style-name="Table1.1">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4</text:p>
                </table:table-cell>
                <table:table-cell table:style-name="Table1.A1" office:value-type="string">
                  <text:p text:style-name="P4">4</text:p>
                </table:table-cell>
              </table:table-row>
              <table:table-row table:style-name="Table1.1">
                <table:table-cell table:style-name="Table1.A1" office:value-type="string">
                  <text:p text:style-name="P4">1</text:p>
                </table:table-cell>
                <table:table-cell table:style-name="Table1.A1" office:value-type="string">
                  <text:p text:style-name="P4">A</text:p>
                </table:table-cell>
                <table:table-cell table:style-name="Table1.A1" office:value-type="string">
                  <text:p text:style-name="P4">8</text:p>
                </table:table-cell>
                <table:table-cell table:style-name="Table1.A1" office:value-type="string">
                  <text:p text:style-name="P4">3</text:p>
                </table:table-cell>
              </table:table-row>
              <table:table-row table:style-name="Table1.1">
                <table:table-cell table:style-name="Table1.A1" office:value-type="string">
                  <text:p text:style-name="P4">1</text:p>
                </table:table-cell>
                <table:table-cell table:style-name="Table1.A1" office:value-type="string">
                  <text:p text:style-name="P4">F</text:p>
                </table:table-cell>
                <table:table-cell table:style-name="Table1.A1" office:value-type="string">
                  <text:p text:style-name="P4">3</text:p>
                </table:table-cell>
                <table:table-cell table:style-name="Table1.A1" office:value-type="string">
                  <text:p text:style-name="P4">1</text:p>
                </table:table-cell>
              </table:table-row>
            </table:table>
            <text:p text:style-name="P16"/>
          </table:table-cell>
          <table:table-cell table:style-name="Table3.A1" office:value-type="string">
            <text:p text:style-name="P18">Page Table for program P</text:p>
            <table:table table:name="Table2" table:style-name="Table2">
              <table:table-column table:style-name="Table2.A" table:number-columns-repeated="2"/>
              <table:table-column table:style-name="Table2.C"/>
              <table:table-row table:style-name="Table2.1">
                <table:table-cell table:style-name="Table2.A1" office:value-type="string">
                  <text:p text:style-name="P4">Index</text:p>
                </table:table-cell>
                <table:table-cell table:style-name="Table2.A1" office:value-type="string">
                  <text:p text:style-name="P4">Valid</text:p>
                </table:table-cell>
                <table:table-cell table:style-name="Table2.A1" office:value-type="string">
                  <text:p text:style-name="P4">Physical Page or Disk</text:p>
                </table:table-cell>
              </table:table-row>
              <table:table-row table:style-name="Table2.2">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9</text:p>
                </table:table-cell>
              </table:table-row>
              <table:table-row table:style-name="Table2.1">
                <table:table-cell table:style-name="Table2.A1" office:value-type="string">
                  <text:p text:style-name="P4">1</text:p>
                </table:table-cell>
                <table:table-cell table:style-name="Table2.A1" office:value-type="string">
                  <text:p text:style-name="P4">1</text:p>
                </table:table-cell>
                <table:table-cell table:style-name="Table2.A1" office:value-type="string">
                  <text:p text:style-name="P4">4</text:p>
                </table:table-cell>
              </table:table-row>
              <table:table-row table:style-name="Table2.1">
                <table:table-cell table:style-name="Table2.A1" office:value-type="string">
                  <text:p text:style-name="P4">2</text:p>
                </table:table-cell>
                <table:table-cell table:style-name="Table2.A1" office:value-type="string">
                  <text:p text:style-name="P4">0</text:p>
                </table:table-cell>
                <table:table-cell table:style-name="Table2.A1" office:value-type="string">
                  <text:p text:style-name="P4">Disk</text:p>
                </table:table-cell>
              </table:table-row>
              <table:table-row table:style-name="Table2.1">
                <table:table-cell table:style-name="Table2.A1" office:value-type="string">
                  <text:p text:style-name="P4">3</text:p>
                </table:table-cell>
                <table:table-cell table:style-name="Table2.A1" office:value-type="string">
                  <text:p text:style-name="P4">1</text:p>
                </table:table-cell>
                <table:table-cell table:style-name="Table2.A1" office:value-type="string">
                  <text:p text:style-name="P4">2</text:p>
                </table:table-cell>
              </table:table-row>
              <table:table-row table:style-name="Table2.1">
                <table:table-cell table:style-name="Table2.A1" office:value-type="string">
                  <text:p text:style-name="P4">4</text:p>
                </table:table-cell>
                <table:table-cell table:style-name="Table2.A1" office:value-type="string">
                  <text:p text:style-name="P4">0</text:p>
                </table:table-cell>
                <table:table-cell table:style-name="Table2.A1" office:value-type="string">
                  <text:p text:style-name="P4">Disk</text:p>
                </table:table-cell>
              </table:table-row>
              <table:table-row table:style-name="Table2.1">
                <table:table-cell table:style-name="Table2.A1" office:value-type="string">
                  <text:p text:style-name="P4">5</text:p>
                </table:table-cell>
                <table:table-cell table:style-name="Table2.A1" office:value-type="string">
                  <text:p text:style-name="P4">0</text:p>
                </table:table-cell>
                <table:table-cell table:style-name="Table2.A1" office:value-type="string">
                  <text:p text:style-name="P4">Disk</text:p>
                </table:table-cell>
              </table:table-row>
              <table:table-row table:style-name="Table2.1">
                <table:table-cell table:style-name="Table2.A1" office:value-type="string">
                  <text:p text:style-name="P4">6</text:p>
                </table:table-cell>
                <table:table-cell table:style-name="Table2.A1" office:value-type="string">
                  <text:p text:style-name="P4">1</text:p>
                </table:table-cell>
                <table:table-cell table:style-name="Table2.A1" office:value-type="string">
                  <text:p text:style-name="P4">8</text:p>
                </table:table-cell>
              </table:table-row>
              <table:table-row table:style-name="Table2.1">
                <table:table-cell table:style-name="Table2.A1" office:value-type="string">
                  <text:p text:style-name="P4">7</text:p>
                </table:table-cell>
                <table:table-cell table:style-name="Table2.A1" office:value-type="string">
                  <text:p text:style-name="P4">1</text:p>
                </table:table-cell>
                <table:table-cell table:style-name="Table2.A1" office:value-type="string">
                  <text:p text:style-name="P4">F</text:p>
                </table:table-cell>
              </table:table-row>
            </table:table>
            <text:p text:style-name="P16"/>
          </table:table-cell>
        </table:table-row>
      </table:table>
      <text:p text:style-name="P19"><text:span text:style-name="T3">Assume we have the virtual address sequence <text:s text:c="2"/></text:span><text:span text:style-name="T15">0xA022, 0x3124, 0x41AB, 0x332E <text:s/></text:span></text:p>
      <text:p text:style-name="P14"/>
      <text:p text:style-name="P9"><text:span text:style-name="T3">Label each address access as either a TLB hit or a miss keeping in mind that a previous address access may have caused a TLB miss that will have updated the TLB and the age for each entry. If a page needs to be brought in from disk then number the new page by incrementing the largest page number used so far. For example, start with </text:span><text:span text:style-name="T11">0x11</text:span><text:span text:style-name="T3"> (because the largest physical page number used above is </text:span><text:span text:style-name="T11">0x10</text:span><text:span text:style-name="T3">).<text:line-break/><text:line-break/><text:tab/><text:tab/></text:span></text:p>
      <table:table table:name="Table4" table:style-name="Table4">
        <table:table-column table:style-name="Table4.A" table:number-columns-repeated="3"/>
        <table:table-row table:style-name="Table4.1">
          <table:table-cell table:style-name="Table4.A1" office:value-type="string">
            <text:p text:style-name="P20">Virtual Address</text:p>
          </table:table-cell>
          <table:table-cell table:style-name="Table4.A1" office:value-type="string">
            <text:p text:style-name="P20">TLB Hit or Miss</text:p>
          </table:table-cell>
          <table:table-cell table:style-name="Table4.A1" office:value-type="string">
            <text:p text:style-name="P20">Physical Address</text:p>
          </table:table-cell>
        </table:table-row>
        <table:table-row table:style-name="Table4.1">
          <table:table-cell table:style-name="Table4.A1" office:value-type="string">
            <text:p text:style-name="P20">0xA022</text:p>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20">0x3124</text:p>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20">0x41AB</text:p>
          </table:table-cell>
          <table:table-cell table:style-name="Table4.A1" office:value-type="string">
            <text:p text:style-name="P20"/>
          </table:table-cell>
          <table:table-cell table:style-name="Table4.A1" office:value-type="string">
            <text:p text:style-name="P20"/>
          </table:table-cell>
        </table:table-row>
        <table:table-row table:style-name="Table4.1">
          <table:table-cell table:style-name="Table4.A1" office:value-type="string">
            <text:p text:style-name="P20">0x332E</text:p>
          </table:table-cell>
          <table:table-cell table:style-name="Table4.A1" office:value-type="string">
            <text:p text:style-name="P20"/>
          </table:table-cell>
          <table:table-cell table:style-name="Table4.A1" office:value-type="string">
            <text:p text:style-name="P20"/>
          </table:table-cell>
        </table:table-row>
      </table:table>
      <text:p text:style-name="P10"><text:line-break/><text:line-break/><text:line-break/><text:line-break/></text:p>
      <text:p text:style-name="P25"/>
      <text:p text:style-name="P1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Consolas1"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fo:font-weight="bold" style:font-name-asian="Calibri1" style:font-family-asian="Calibri" style:font-family-generic-asian="system" style:font-pitch-asian="variable" style:font-weight-asian="normal" style:font-name-complex="Calibri1" style:font-family-complex="Calibri"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fo:font-weight="normal"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font-name="Calibri" fo:font-family="Calibri"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Calibri" fo:font-family="Calibri" style:font-family-generic="roman"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style>
    <style:style style:name="MT1" style:family="text">
      <style:text-properties style:font-name="Calibri" style:font-name-asian="Calibri1" style:font-name-complex="Calibri1"/>
    </style:style>
    <style:style style:name="MT2" style:family="text">
      <style:text-properties style:font-name="Calibri" fo:font-weight="bold" style:font-name-asian="Calibri1" style:font-weight-asian="bold" style:font-name-complex="Calibri1"/>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text:p>
      </style:header>
      <style:footer>
        <text:p text:style-name="Footer"/>
      </style:footer>
    </style:master-page>
    <style:master-page style:name="First_20_Page" style:display-name="First Page" style:page-layout-name="Mpm2" style:next-style-name="Standard">
      <style:header>
        <text:p text:style-name="MP1"><text:span text:style-name="MT1"><text:line-break/></text:span><text:span text:style-name="MT2">CS 220 <text:s text:c="13"/>Final Exam <text:s text:c="7"/>Spring 21 <text:s text:c="17"/>Name:________________________________</text:span></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dc:date>2021-04-05T21:27:34.868046965</dc:date>
    <meta:editing-duration>PT25M56S</meta:editing-duration>
    <meta:editing-cycles>5</meta:editing-cycles>
    <meta:document-statistic meta:table-count="4" meta:image-count="0" meta:object-count="0" meta:page-count="7" meta:paragraph-count="139" meta:word-count="1692" meta:character-count="10038" meta:non-whitespace-character-count="8039"/>
  </office:meta>
</office:document-meta>
</file>